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310" officeooo:paragraph-rsid="0013f310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310" officeooo:paragraph-rsid="0013f310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310" officeooo:paragraph-rsid="0016377f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18c27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b17c6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officeooo:paragraph-rsid="0013f310"/>
    </style:style>
    <style:style style:name="P8" style:family="paragraph" style:parent-style-name="Preformatted_20_Text">
      <style:text-properties officeooo:paragraph-rsid="000c7965"/>
    </style:style>
    <style:style style:name="P9" style:family="paragraph" style:parent-style-name="Preformatted_20_Text">
      <style:text-properties officeooo:rsid="0013f310" officeooo:paragraph-rsid="0013f310"/>
    </style:style>
    <style:style style:name="P10" style:family="paragraph" style:parent-style-name="Preformatted_20_Text">
      <style:text-properties officeooo:paragraph-rsid="001b17c6"/>
    </style:style>
    <style:style style:name="P11" style:family="paragraph" style:parent-style-name="Preformatted_20_Text">
      <style:text-properties officeooo:paragraph-rsid="0016377f"/>
    </style:style>
    <style:style style:name="P12" style:family="paragraph" style:parent-style-name="Standard">
      <style:text-properties officeooo:paragraph-rsid="000a0946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310" officeooo:paragraph-rsid="0016377f" style:font-name-asian="Liberation Mono" style:font-size-asian="24pt" style:font-name-complex="Liberation Mono" style:font-size-complex="24pt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5f23" officeooo:paragraph-rsid="00205f23" style:font-name-asian="Liberation Mono" style:font-size-asian="24pt" style:font-name-complex="Liberation Mono" style:font-size-complex="24pt"/>
    </style:style>
    <style:style style:name="P15" style:family="paragraph" style:parent-style-name="Standard">
      <style:text-properties fo:font-variant="normal" fo:text-transform="none" fo:color="#212121" loext:opacity="100%" style:font-name="Roboto Mono" fo:font-size="16pt" fo:letter-spacing="normal" fo:font-style="normal" fo:font-weight="normal" officeooo:rsid="0013f310" officeooo:paragraph-rsid="00166c1a" style:font-name-asian="Liberation Mono" style:font-size-asian="16pt" style:font-name-complex="Liberation Mono" style:font-size-complex="16pt"/>
    </style:style>
    <style:style style:name="P16" style:family="paragraph" style:parent-style-name="Standard">
      <style:text-properties officeooo:paragraph-rsid="002236d6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7f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7f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b17c6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5f23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7f" style:font-name-asian="Liberation Mono" style:font-size-asian="24pt" style:font-weight-asian="bold" style:font-name-complex="Liberation Mono" style:font-size-complex="24pt" style:font-weight-complex="bold"/>
    </style:style>
    <style:style style:name="T1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5f23" style:font-name-asian="Liberation Mono" style:font-size-asian="24pt" style:font-weight-asian="bold" style:font-name-complex="Liberation Mono" style:font-size-complex="24pt" style:font-weight-complex="bold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e3388" style:font-size-asian="18pt" style:font-size-complex="18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1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05f23" style:font-name-asian="Liberation Mono" style:font-size-asian="18pt" style:font-name-complex="Liberation Mono" style:font-size-complex="18pt"/>
    </style:style>
    <style:style style:name="T1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6377f" style:font-name-asian="Liberation Mono" style:font-size-asian="18pt" style:font-weight-asian="bold" style:font-name-complex="Liberation Mono" style:font-size-complex="18pt" style:font-weight-complex="bold"/>
    </style:style>
    <style:style style:name="T1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05f23" style:font-name-asian="Liberation Mono" style:font-size-asian="18pt" style:font-weight-asian="bold" style:font-name-complex="Liberation Mono" style:font-size-complex="18pt" style:font-weight-complex="bold"/>
    </style:style>
    <style:style style:name="T19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1b17c6" style:font-size-asian="18pt" style:font-style-asian="italic" style:font-size-complex="18pt" style:font-style-complex="italic"/>
    </style:style>
    <style:style style:name="T20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1e3388" style:font-size-asian="18pt" style:font-style-asian="italic" style:font-size-complex="18pt" style:font-style-complex="italic"/>
    </style:style>
    <style:style style:name="T21" style:family="text">
      <style:text-properties fo:font-variant="normal" fo:text-transform="none" fo:color="#212121" loext:opacity="100%" style:font-name="Roboto Mono" fo:letter-spacing="normal" fo:font-style="normal" fo:font-weight="normal" officeooo:rsid="0016377f" style:font-name-asian="Liberation Mono" style:font-name-complex="Liberation Mono"/>
    </style:style>
    <style:style style:name="T22" style:family="text">
      <style:text-properties fo:font-variant="normal" fo:text-transform="none" fo:color="#212121" loext:opacity="100%" style:font-name="Roboto Mono" fo:letter-spacing="normal" fo:font-style="normal" fo:font-weight="normal" officeooo:rsid="001b17c6" style:font-name-asian="Liberation Mono" style:font-name-complex="Liberation Mono"/>
    </style:style>
    <style:style style:name="T23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236d6" style:font-name-asian="Liberation Mono" style:font-size-asian="16pt" style:font-name-complex="Liberation Mono" style:font-size-complex="16pt"/>
    </style:style>
    <style:style style:name="T24" style:family="text">
      <style:text-properties fo:font-size="36pt" officeooo:rsid="000a0946" style:font-size-asian="36pt" style:font-size-complex="36pt"/>
    </style:style>
    <style:style style:name="T25" style:family="text">
      <style:text-properties fo:font-size="36pt" officeooo:rsid="0013f310" style:font-size-asian="36pt" style:font-size-complex="36pt"/>
    </style:style>
    <style:style style:name="T26" style:family="text">
      <style:text-properties fo:font-size="36pt" officeooo:rsid="001b8f79" style:font-size-asian="36pt" style:font-size-complex="36pt"/>
    </style:style>
    <style:style style:name="T27" style:family="text">
      <style:text-properties officeooo:rsid="0016377f"/>
    </style:style>
    <style:style style:name="T28" style:family="text">
      <style:text-properties style:font-weight-asian="bold" style:font-weight-complex="bold"/>
    </style:style>
    <style:style style:name="T29" style:family="text">
      <style:text-properties officeooo:rsid="0016377f" style:font-weight-asian="bold" style:font-weight-complex="bold"/>
    </style:style>
    <style:style style:name="T30" style:family="text">
      <style:text-properties officeooo:rsid="001b8f79"/>
    </style:style>
    <style:style style:name="T31" style:family="text">
      <style:text-properties fo:font-size="18pt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6">23 - </text:span><text:span text:style-name="T25">Beatles</text:span><text:span text:style-name="T24"> – </text:span><text:span text:style-name="T25">Can’t Buy Me Love</text:span></text:p>
      <text:p text:style-name="P15">This is in Bb. <text:s/>Original in D.</text:p>
      <text:p text:style-name="P16"><text:span text:style-name="T23">KORG:PICK to cover bass</text:span></text:p>
      <text:p text:style-name="P16"><text:span text:style-name="T23"/></text:p>
      <text:p text:style-name="P16"><text:span text:style-name="T2">[</text:span><text:span text:style-name="T9">Opening</text:span><text:span text:style-name="T2">]</text:span><text:span text:style-name="T13"> </text:span><text:span text:style-name="T14">(</text:span><text:span text:style-name="T19">similar to chorus</text:span><text:span text:style-name="T20">)</text:span></text:p>
      <text:p text:style-name="P7"><text:span text:style-name="T8">d</text:span><text:span text:style-name="T7">m | </text:span><text:span text:style-name="T8">g</text:span><text:span text:style-name="T7">m | </text:span><text:span text:style-name="T8">d</text:span><text:span text:style-name="T7">m | </text:span><text:span text:style-name="T8">g</text:span><text:span text:style-name="T7">m | </text:span><text:span text:style-name="T8">c</text:span><text:span text:style-name="T7">m | </text:span><text:span text:style-name="T8">F</text:span><text:span text:style-name="T7">7</text:span></text:p>
      <text:p text:style-name="P1"/>
      <text:p text:style-name="P8"><text:span text:style-name="T2">[</text:span><text:span text:style-name="T7">Verse</text:span><text:span text:style-name="T2">]</text:span></text:p>
      <text:p text:style-name="P9"><text:span text:style-name="T3">Bb</text:span><text:span text:style-name="T1">7 | </text:span><text:span text:style-name="T3">Bb</text:span><text:span text:style-name="T1">7 | </text:span><text:span text:style-name="T3">Bb</text:span><text:span text:style-name="T1">7 | </text:span><text:span text:style-name="T3">Bb</text:span><text:span text:style-name="T1">7</text:span></text:p>
      <text:p text:style-name="P7"><text:span text:style-name="T8">Eb</text:span><text:span text:style-name="T4">7 | </text:span><text:span text:style-name="T3">Eb</text:span><text:span text:style-name="T4">7 | </text:span><text:span text:style-name="T3">Bb</text:span><text:span text:style-name="T4"> | </text:span><text:span text:style-name="T3">Bb</text:span></text:p>
      <text:p text:style-name="P2"><text:span text:style-name="T27">F</text:span>7 <text:s/>| <text:span text:style-name="T27">Eb</text:span>7 | <text:span text:style-name="T27">Eb</text:span>7| <text:span text:style-name="T27">Bb</text:span></text:p>
      <text:p text:style-name="P5"/>
      <text:p text:style-name="P10"><text:span text:style-name="T2">[</text:span><text:span text:style-name="T9">Chorus</text:span><text:span text:style-name="T2">]</text:span></text:p>
      <text:p text:style-name="P10"><text:span text:style-name="T8">d</text:span><text:span text:style-name="T7">m | </text:span><text:span text:style-name="T8">g</text:span><text:span text:style-name="T7">m | </text:span><text:span text:style-name="T9">Bb | Bb</text:span><text:span text:style-name="T7"> </text:span></text:p>
      <text:p text:style-name="P10"><text:span text:style-name="T9">dm | </text:span><text:span text:style-name="T8">g</text:span><text:span text:style-name="T7">m | </text:span><text:span text:style-name="T8">c</text:span><text:span text:style-name="T7">m | </text:span><text:span text:style-name="T8">F</text:span><text:span text:style-name="T7">7</text:span></text:p>
      <text:p text:style-name="P6"/>
      <text:p text:style-name="P9"><text:span text:style-name="T6">[</text:span><text:span text:style-name="T5">Solo]</text:span><text:span text:style-name="T15"> </text:span><text:span text:style-name="T16">Lisa</text:span></text:p>
      <text:p text:style-name="P4"><text:span text:style-name="T30">Bb <text:s text:c="3"/>| </text:span><text:span text:style-name="T27">Bb</text:span>7 | <text:span text:style-name="T27">Bb</text:span>7 | <text:span text:style-name="T27">Bb</text:span>7 | <text:span text:style-name="T29">Bb7</text:span></text:p>
      <text:p text:style-name="P14"><text:span text:style-name="T29">^</text:span><text:span text:style-name="T28">^^^^^</text:span><text:span text:style-name="T31"> extra bar!!</text:span></text:p>
      <text:p text:style-name="P4"><text:span text:style-name="T27">Eb</text:span>7 <text:s text:c="2"/>| <text:span text:style-name="T27">Eb</text:span>7 | <text:span text:style-name="T27">Bb</text:span> <text:s/>| <text:span text:style-name="T27">Bb</text:span></text:p>
      <text:p text:style-name="P11"><text:span text:style-name="T8">F</text:span><text:span text:style-name="T7">7 <text:s text:c="3"/>| </text:span><text:span text:style-name="T8">Eb</text:span><text:span text:style-name="T7">7 | </text:span><text:span text:style-name="T8">Bb</text:span><text:span text:style-name="T7"> <text:s/>| </text:span><text:span text:style-name="T8">Bb</text:span></text:p>
      <text:p text:style-name="P3"/>
      <text:p text:style-name="P3">[Outro Chorus]</text:p>
      <text:p text:style-name="P10"><text:span text:style-name="T8">dm</text:span><text:span text:style-name="T7"> | </text:span><text:span text:style-name="T8">gm</text:span><text:span text:style-name="T7"> | </text:span><text:span text:style-name="T8">dm</text:span><text:span text:style-name="T7"> | </text:span><text:span text:style-name="T8">gm</text:span></text:p>
      <text:p text:style-name="P10"><text:span text:style-name="T8">cm | </text:span><text:span text:style-name="T11">F</text:span><text:span text:style-name="T8"> <text:s/>| </text:span><text:span text:style-name="T11">Bb</text:span><text:span text:style-name="T8"> | </text:span><text:span text:style-name="T11">Bb</text:span><text:span text:style-name="T17"> <text:s/></text:span><text:span text:style-name="T18">(cute: <text:s/>fm/Bbmaj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12T22:47:35.392551289</dc:date>
    <meta:editing-duration>P1DT4H23M55S</meta:editing-duration>
    <meta:editing-cycles>18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20" meta:word-count="115" meta:character-count="419" meta:non-whitespace-character-count="307"/>
  </office:meta>
</office:document-meta>
</file>